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Uref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8650" calcext:value-type="float">
            <text:p>8650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office:value-type="float" office:value="8700" calcext:value-type="float">
            <text:p>8700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Зоны генер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ref</text:p>
          </table:table-cell>
          <table:table-cell office:value-type="string" calcext:value-type="string">
            <text:p>Ures</text:p>
          </table:table-cell>
          <table:table-cell table:number-columns-repeated="2"/>
          <table:table-cell office:value-type="string" calcext:value-type="string">
            <text:p>Uref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Uref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1/(Uref+Ures)</text:p>
          </table:table-cell>
          <table:table-cell office:value-type="string" calcext:value-type="string">
            <text:p>delta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8720" calcext:value-type="float">
            <text:p>87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  <table:table-cell table:formula="of:=1/([.I10]+[.$J$10])" office:value-type="float" office:value="0.00261780104712042" calcext:value-type="float">
            <text:p>0.002617801</text:p>
          </table:table-cell>
          <table:table-cell table:formula="of:=[.K11]-[.K10]" office:value-type="float" office:value="0.000608005404492484" calcext:value-type="float">
            <text:p>0.0006080054</text:p>
          </table:table-cell>
          <table:table-cell table:formula="of:=[.K10]/[.$L$13]-0.75" office:value-type="float" office:value="3.59615384615385" calcext:value-type="float">
            <text:p>3.59615384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8900" calcext:value-type="float">
            <text:p>890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  <table:table-cell table:formula="of:=1/([.I11]+[.$J$10])" office:value-type="float" office:value="0.0032258064516129" calcext:value-type="float">
            <text:p>0.0032258065</text:p>
          </table:table-cell>
          <table:table-cell table:formula="of:=[.K12]-[.K11]" office:value-type="float" office:value="0.000620347394540943" calcext:value-type="float">
            <text:p>0.0006203474</text:p>
          </table:table-cell>
          <table:table-cell table:formula="of:=[.K11]/[.$L$13]-0.75" office:value-type="float" office:value="4.60558312655087" calcext:value-type="float">
            <text:p>4.60558312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100" calcext:value-type="float">
            <text:p>9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formula="of:=1/([.I12]+[.$J$10])" office:value-type="float" office:value="0.00384615384615385" calcext:value-type="float">
            <text:p>0.0038461538</text:p>
          </table:table-cell>
          <table:table-cell table:formula="of:=[.K13]-[.K12]" office:value-type="float" office:value="0.0005786249149081" calcext:value-type="float">
            <text:p>0.0005786249</text:p>
          </table:table-cell>
          <table:table-cell table:formula="of:=[.K12]/[.$L$13]-0.75" office:value-type="float" office:value="5.63550295857988" calcext:value-type="float">
            <text:p>5.63550295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3" calcext:value-type="float">
            <text:p>183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9100" calcext:value-type="float">
            <text:p>910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1/([.I13]+[.$J$10])" office:value-type="float" office:value="0.00442477876106195" calcext:value-type="float">
            <text:p>0.0044247788</text:p>
          </table:table-cell>
          <table:table-cell table:formula="of:=AVERAGE([.L10:.L12])" office:value-type="float" office:value="0.000602325904647176" calcext:value-type="float">
            <text:p>0.0006023259</text:p>
          </table:table-cell>
          <table:table-cell table:formula="of:=[.K13]/[.$L$13]-0.75" office:value-type="float" office:value="6.59615384615385" calcext:value-type="float">
            <text:p>6.59615384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8350" calcext:value-type="float">
            <text:p>835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350" calcext:value-type="float">
            <text:p>835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150" calcext:value-type="float">
            <text:p>815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1" calcext:value-type="float">
            <text:p>181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180" calcext:value-type="float">
            <text:p>818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8260" calcext:value-type="float">
            <text:p>82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824" calcext:value-type="float">
            <text:p>824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15.05.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Зоны генер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ref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Uref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8270" calcext:value-type="float">
            <text:p>8270</text:p>
          </table:table-cell>
          <table:table-cell/>
          <table:table-cell table:formula="of:=1/((180 + 210)/(180 + 130)-1)-0.75" office:value-type="float" office:value="3.125" calcext:value-type="float">
            <text:p>3.12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8240" calcext:value-type="float">
            <text:p>824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/>
          <table:table-cell office:value-type="float" office:value="8230" calcext:value-type="float">
            <text:p>823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/>
          <table:table-cell office:value-type="float" office:value="8220" calcext:value-type="float">
            <text:p>822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8210" calcext:value-type="float">
            <text:p>82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180" calcext:value-type="float">
            <text:p>180</text:p>
          </table:table-cell>
          <table:table-cell office:value-type="float" office:value="8200" calcext:value-type="float">
            <text:p>82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float" office:value="8190" calcext:value-type="float">
            <text:p>819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 style:data-style-name="N2" text:time-value="13:58:02.166854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1:55:17.063314839</meta:creation-date>
    <dc:date>2015-05-15T15:33:23.854056309</dc:date>
    <meta:editing-duration>PT41M21S</meta:editing-duration>
    <meta:editing-cycles>4</meta:editing-cycles>
    <meta:generator>LibreOffice/4.4.3.2$Linux_X86_64 LibreOffice_project/40m0$Build-2</meta:generator>
    <meta:document-statistic meta:table-count="1" meta:cell-count="126" meta:object-count="0"/>
  </office:meta>
</office:document-meta>
</file>